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Standard">
      <style:text-properties officeooo:rsid="001fef44" officeooo:paragraph-rsid="001fef44"/>
    </style:style>
    <style:style style:name="P3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 am a computer scientist and data scientist with over 20 years of experience in areas such as:</text:p>
      <text:list xml:id="list3878478591" text:style-name="WWNum2">
        <text:list-item>
          <text:p text:style-name="P1">algorithm design and implementation,</text:p>
        </text:list-item>
        <text:list-item>
          <text:p text:style-name="P1">analytics &amp; data science, and</text:p>
        </text:list-item>
        <text:list-item>
          <text:p text:style-name="P1">data visualization.</text:p>
        </text:list-item>
      </text:list>
      <text:p text:style-name="Standard">I have worked on a variety of application domains including image compression, retail forecasting, retail banking, risk management, and most recently asset management.</text:p>
      <text:p text:style-name="Standard">I have coded applications in C++, Java, and R, but for most or my recent work I have used the Python ecosystem and SQL.</text:p>
      <text:p text:style-name="Standard">Other topics I am actively exploring are: Hidden Markov Models, Causal Models and Machine learning for graph data. Here is a sample of some of the Data Science, Machine Learning or AI projects I have worked on.</text:p>
      <text:list xml:id="list91002390868098" text:continue-numbering="true" text:style-name="WWNum2">
        <text:list-item>
          <text:p text:style-name="P1">Personal projects</text:p>
          <text:list>
            <text:list-item>
              <text:p text:style-name="P1">Predicting the number of jobs added in the US.</text:p>
            </text:list-item>
            <text:list-item>
              <text:p text:style-name="P1">Analysis of voting data from the 2020 election, Georgia.</text:p>
            </text:list-item>
            <text:list-item>
              <text:p text:style-name="P1">Analysis of Asset Manager holdings, using SEC 13-F filings.</text:p>
            </text:list-item>
          </text:list>
        </text:list-item>
        <text:list-item>
          <text:p text:style-name="P1">Part of online coursework:</text:p>
          <text:list>
            <text:list-item>
              <text:p text:style-name="P1">Image recognition.</text:p>
            </text:list-item>
            <text:list-item>
              <text:p text:style-name="P1">Search tree algorithm for games, Pacman.</text:p>
            </text:list-item>
            <text:list-item>
              <text:p text:style-name="P1">Collaborative filtering for recommendations.</text:p>
            </text:list-item>
            <text:list-item>
              <text:p text:style-name="P1">Matrix Factorization for recommendations.</text:p>
            </text:list-item>
          </text:list>
        </text:list-item>
        <text:list-item>
          <text:p text:style-name="P1">Consulting</text:p>
          <text:list>
            <text:list-item>
              <text:p text:style-name="P1">Clustering survey responses to find “natural” groupings.</text:p>
            </text:list-item>
            <text:list-item>
              <text:p text:style-name="P1">Survival Analysis for customer attrition.</text:p>
            </text:list-item>
            <text:list-item>
              <text:p text:style-name="P1">Predicting failures in oil equipment.</text:p>
            </text:list-item>
          </text:list>
        </text:list-item>
      </text:list>
      <text:p text:style-name="Standard">Due to health issues starting in 2018 my career was sidetracked, hence the gap in my resume.</text:p>
      <text:p text:style-name="Standard">I am happy to say that I have rebounded. In 2021 I organized an online seminar through Deeplearning.ai on “migrating to deep learning”.</text:p>
      <text:p text:style-name="P2">I am currently working through the Stanford online courses that are part of the AI certificate. <text:s/>In 2021 I did the AI course. <text:s/>In 2022 I did the graph ML course and am now in the ML course. <text:s/>I hope to follow up this summer with the RL course.</text:p>
      <text:p text:style-name="Standard">I am now looking for a role where I can practice and continue to develop my skills in my core areas of computer science and data science and quantitative finance.</text:p>
      <text:p text:style-name="Standard">I would love to speak with someone about how I could contribute to your organization.</text:p>
      <text:p text:style-name="Standard">Best regards,</text:p>
      <text:p text:style-name="Standard">John Mull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hn Muller</meta:initial-creator>
    <meta:editing-cycles>4</meta:editing-cycles>
    <meta:creation-date>2021-10-28T20:33:00</meta:creation-date>
    <dc:date>2022-04-29T09:10:00.231855818</dc:date>
    <meta:editing-duration>PT4M21S</meta:editing-duration>
    <meta:generator>LibreOffice/6.4.7.2$Linux_X86_64 LibreOffice_project/40$Build-2</meta:generator>
    <meta:document-statistic meta:table-count="0" meta:image-count="0" meta:object-count="0" meta:page-count="1" meta:paragraph-count="27" meta:word-count="334" meta:character-count="1922" meta:non-whitespace-character-count="16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